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f3bcd"/>
    </style:style>
    <style:style style:name="T1" style:family="text">
      <style:text-properties officeooo:rsid="001d7327"/>
    </style:style>
    <style:style style:name="T2" style:family="text">
      <style:text-properties officeooo:rsid="001f3bcd"/>
    </style:style>
    <style:style style:name="T3" style:family="text">
      <style:text-properties fo:font-weight="bold" officeooo:rsid="001d7327" style:font-weight-asian="bold" style:font-weight-complex="bold"/>
    </style:style>
    <style:style style:name="T4" style:family="text">
      <style:text-properties fo:font-weight="bold" officeooo:rsid="001f3bc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86547690954437540" text:style-name="L1">
        <text:list-item>
          <text:p text:style-name="P1"><text:span text:style-name="T3">Aggregate</text:span><text:span text:style-name="T1"> </text:span><text:span text:style-name="T3">funtions</text:span><text:span text:style-name="T1">: MAX, MIN, COUNT, SUM</text:span></text:p>
        </text:list-item>
        <text:list-item>
          <text:p text:style-name="P1"><text:span text:style-name="T4">Database</text:span><text:span text:style-name="T2"> </text:span><text:span text:style-name="T4">buffer</text:span><text:span text:style-name="T2">: a place in memory where data is loaded in when it needs to be acted upon</text:span></text:p>
          <text:list>
            <text:list-item>
              <text:p text:style-name="P1"><text:span text:style-name="T3">usage</text:span><text:span text:style-name="T1">: when a database system needs to perform a query, it loads the relevant data into the database buffer, runs the query, writes the results back to the database, and send the results to the user</text:span>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0:10:59.125000007</meta:creation-date>
    <dc:date>2017-10-30T21:52:14.705416766</dc:date>
    <meta:editing-duration>PT1H20M55S</meta:editing-duration>
    <meta:editing-cycles>1</meta:editing-cycles>
    <meta:document-statistic meta:table-count="0" meta:image-count="0" meta:object-count="0" meta:page-count="1" meta:paragraph-count="4" meta:word-count="64" meta:character-count="335" meta:non-whitespace-character-count="278"/>
    <meta:generator>LibreOffice/5.1.6.2$Linux_X86_64 LibreOffice_project/10m0$Build-2</meta:generator>
  </office:meta>
</office:document-meta>
</file>